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916cm" style:rel-column-width="15096*"/>
    </style:style>
    <style:style style:name="Tableau3.B" style:family="table-column">
      <style:table-column-properties style:column-width="13.083cm" style:rel-column-width="5043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ab8fd" officeooo:paragraph-rsid="000ab8fd"/>
    </style:style>
    <style:style style:name="P2" style:family="paragraph" style:parent-style-name="Standard">
      <style:paragraph-properties fo:text-align="start" style:justify-single-word="false"/>
      <style:text-properties officeooo:rsid="000ab8fd" officeooo:paragraph-rsid="000f7457"/>
    </style:style>
    <style:style style:name="P3" style:family="paragraph" style:parent-style-name="Standard">
      <style:paragraph-properties fo:text-align="center" style:justify-single-word="false"/>
      <style:text-properties officeooo:rsid="000ab8fd" officeooo:paragraph-rsid="000f7457"/>
    </style:style>
    <style:style style:name="P4" style:family="paragraph" style:parent-style-name="Standard">
      <style:paragraph-properties fo:text-align="justify" style:justify-single-word="false"/>
      <style:text-properties officeooo:rsid="000ab8fd" officeooo:paragraph-rsid="000ab8fd"/>
    </style:style>
    <style:style style:name="P5" style:family="paragraph" style:parent-style-name="Standard">
      <style:paragraph-properties fo:text-align="justify" style:justify-single-word="false"/>
      <style:text-properties officeooo:rsid="000ab8fd" officeooo:paragraph-rsid="00105683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ab8fd" officeooo:paragraph-rsid="000f74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b8fd" officeooo:paragraph-rsid="000f745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e9850" officeooo:paragraph-rsid="000e9850"/>
    </style:style>
    <style:style style:name="P9" style:family="paragraph" style:parent-style-name="Table_20_Contents">
      <style:paragraph-properties fo:text-align="center" style:justify-single-word="false"/>
      <style:text-properties officeooo:rsid="000ab8fd" officeooo:paragraph-rsid="000f7457"/>
    </style:style>
    <style:style style:name="P10" style:family="paragraph" style:parent-style-name="Table_20_Contents">
      <style:paragraph-properties fo:text-align="center" style:justify-single-word="false"/>
      <style:text-properties officeooo:rsid="000bd63a" officeooo:paragraph-rsid="000f7457"/>
    </style:style>
    <style:style style:name="P11" style:family="paragraph" style:parent-style-name="Table_20_Contents">
      <style:paragraph-properties fo:text-align="start" style:justify-single-word="false"/>
      <style:text-properties officeooo:rsid="000bd63a" officeooo:paragraph-rsid="000f7457"/>
    </style:style>
    <style:style style:name="P12" style:family="paragraph" style:parent-style-name="Table_20_Contents">
      <style:paragraph-properties fo:text-align="center" style:justify-single-word="false"/>
      <style:text-properties officeooo:rsid="000f7457" officeooo:paragraph-rsid="000f7457"/>
    </style:style>
    <style:style style:name="P13" style:family="paragraph" style:parent-style-name="Table_20_Contents">
      <style:paragraph-properties fo:text-align="start" style:justify-single-word="false"/>
      <style:text-properties officeooo:rsid="000f7457" officeooo:paragraph-rsid="000f7457"/>
    </style:style>
    <style:style style:name="P14" style:family="paragraph" style:parent-style-name="Table_20_Contents">
      <style:paragraph-properties fo:margin-left="0.75cm" fo:margin-right="-0.018cm" fo:text-align="start" style:justify-single-word="false" fo:text-indent="0cm" style:auto-text-indent="false"/>
      <style:text-properties officeooo:rsid="000bd63a" officeooo:paragraph-rsid="000f7457"/>
    </style:style>
    <style:style style:name="P15" style:family="paragraph" style:parent-style-name="Text_20_body">
      <style:paragraph-properties fo:text-align="start" style:justify-single-word="false"/>
      <style:text-properties officeooo:rsid="000f7457" officeooo:paragraph-rsid="00105683"/>
    </style:style>
    <style:style style:name="P16" style:family="paragraph" style:parent-style-name="Heading_20_1">
      <style:paragraph-properties fo:text-align="center" style:justify-single-word="false"/>
      <style:text-properties officeooo:rsid="000ab8fd"/>
    </style:style>
    <style:style style:name="T1" style:family="text">
      <style:text-properties officeooo:rsid="000f7457"/>
    </style:style>
    <style:style style:name="T2" style:family="text">
      <style:text-properties officeooo:rsid="00105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">C</text:span>ontenu des fichiers sources mis à disposition des usagers</text:h>
      <text:p text:style-name="P1"/>
      <text:p text:style-name="P1"/>
      <text:p text:style-name="P1"/>
      <text:p text:style-name="P4">Les fichiers contenus dans l'archive <text:span text:style-name="T2">sont l'ensemble d</text:span>es fichiers de paramétrage utilisés par les services informatiques de la Direction Générale des Finances Publiques pour réaliser la taxation des foyers fiscaux (IR, ISF, CSG). </text:p>
      <text:p text:style-name="P4"/>
      <text:p text:style-name="P4">Ces fichiers sont développés sous licence CeCILL 2.1 soumise au droit français et <text:span text:style-name="T2">r</text:span>espectant les principes de diffusion des logiciels libres. </text:p>
      <text:p text:style-name="P4"/>
      <text:p text:style-name="P8">La version retenue est la 2.5 qui a servi au cours de l'année 2015 pour produire les avis d'impôt sur les revenus 2014.</text:p>
      <text:p text:style-name="P1"/>
      <text:p text:style-name="P1">Les fichiers contenus dans cette archive sont : 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Variable(s)</text:p>
          </table:table-cell>
          <table:table-cell table:style-name="Tableau3.B1" office:value-type="string">
            <text:p text:style-name="P7">Description</text:p>
          </table:table-cell>
        </table:table-row>
        <table:table-row>
          <table:table-cell table:style-name="Tableau3.A2" office:value-type="string">
            <text:p text:style-name="P3">tgvH.m</text:p>
          </table:table-cell>
          <table:table-cell table:style-name="Tableau3.B2" office:value-type="string">
            <text:p text:style-name="P2">Tableau général des variables qui <text:span text:style-name="T1">assure la correspondance entre les codes issus de la 2042 et les variables internes au calcul,</text:span> les variables de calcul et les variables restituées par la calculette IR</text:p>
          </table:table-cell>
        </table:table-row>
        <table:table-row>
          <table:table-cell table:style-name="Tableau3.A2" office:value-type="string">
            <text:p text:style-name="P10">errH.m</text:p>
          </table:table-cell>
          <table:table-cell table:style-name="Tableau3.B2" office:value-type="string">
            <text:p text:style-name="P11">Fichier décrivant les <text:span text:style-name="T1">différentes</text:span> anomalies</text:p>
          </table:table-cell>
        </table:table-row>
        <table:table-row>
          <table:table-cell table:style-name="Tableau3.A2" office:value-type="string">
            <text:p text:style-name="P10">coi[x].m, <text:span text:style-name="T1">coc[x].m</text:span></text:p>
            <text:p text:style-name="P12">horizoc.m, horizoi.m</text:p>
          </table:table-cell>
          <table:table-cell table:style-name="Tableau3.B2" office:value-type="string">
            <text:p text:style-name="P13">Fichiers de gestion des anomalies de la calculette</text:p>
          </table:table-cell>
        </table:table-row>
        <table:table-row>
          <table:table-cell table:style-name="Tableau3.A2" office:value-type="string">
            <text:p text:style-name="P10">chap-[xxx].m</text:p>
            <text:p text:style-name="P9">res-ser1.m<text:line-break/>res-ser2.m</text:p>
            <text:p text:style-name="P10"/>
          </table:table-cell>
          <table:table-cell table:style-name="Tableau3.B2" office:value-type="string">
            <text:p text:style-name="P11">Fichier<text:span text:style-name="T1">s</text:span> comportant les différentes règles de calcul pour un ensemble fonctionnel cohérent.</text:p>
            <text:p text:style-name="P11"/>
            <text:p text:style-name="P11">Exemples : </text:p>
            <text:p text:style-name="P14">chap-1.m contient les règles de calcul du montant net</text:p>
            <text:p text:style-name="P14">chap-isf.m contient les règles de calcul de l'ISF</text:p>
            <text:p text:style-name="P14">chap-perp.m contient les règles de calcul des déductions pour verserment sur un Plan d'Epargne Retraite Populaire</text:p>
          </table:table-cell>
        </table:table-row>
      </table:table>
      <text:p text:style-name="P1"/>
      <text:p text:style-name="P1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8S</meta:editing-duration>
    <meta:editing-cycles>8</meta:editing-cycles>
    <meta:generator>LibreOffice/3.6$Windows_x86 LibreOffice_project/5b93205-6e6b3fc-7830f6d-c08ad66-1d9bf4</meta:generator>
    <dc:date>2016-01-15T18:40:03.25</dc:date>
    <meta:print-date>2016-01-15T15:56:28.49</meta:print-date>
    <meta:document-statistic meta:table-count="1" meta:image-count="0" meta:object-count="0" meta:page-count="1" meta:paragraph-count="21" meta:word-count="198" meta:character-count="1313" meta:non-whitespace-character-count="1132"/>
    <meta:user-defined meta:name="Info 1"/>
    <meta:user-defined meta:name="Info 2"/>
    <meta:user-defined meta:name="Info 3"/>
    <meta:user-defined meta:name="Info 4"/>
  </office:meta>
</office:document-meta>
</file>